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zipien gutes Design:</text:p>
      <text:p text:style-name="P2"><text:tab/>-Gutes konzeptionelles Modell</text:p>
      <text:p text:style-name="P2"><text:tab/><text:tab/>-Sehen was einen erwartet anhand von was man vor sich hat</text:p>
      <text:p text:style-name="P2"><text:tab/>-Systemzustand/Handlungsalternative</text:p>
      <text:p text:style-name="P2"><text:tab/><text:tab/>-Affordances und constraints gut sichtbar</text:p>
      <text:p text:style-name="P2"><text:tab/><text:tab/><text:tab/>→ A. Und C. Direkt kommunizieren</text:p>
      <text:p text:style-name="P2"><text:tab/>-Gutes Mapping</text:p>
      <text:p text:style-name="P2"><text:tab/><text:tab/>-Zusammenhang zwischen Interface-Komponenten Sichtbar</text:p>
      <text:p text:style-name="P2"><text:tab/>-Einfache und Natürliche Dialoge</text:p>
      <text:p text:style-name="P2"><text:tab/><text:tab/>-UI stark reduzieren</text:p>
      <text:p text:style-name="P2"><text:tab/><text:tab/><text:tab/>-Jedes Element muss gelern werden</text:p>
      <text:p text:style-name="P2"><text:tab/><text:tab/>-An Aufgabe des Benutzers orientieren</text:p>
      <text:p text:style-name="P2"><text:tab/><text:tab/>-Ansprechendes Design (optisch)</text:p>
      <text:p text:style-name="P2"><text:tab/><text:tab/>-Zusätzliche Alternativen für Experten</text:p>
      <text:p text:style-name="P2"><text:tab/>-Ausdrucksweise</text:p>
      <text:p text:style-name="P2"><text:tab/><text:tab/>-Sprache des Benutzers nich des Entwicklers</text:p>
      <text:p text:style-name="P2"><text:tab/><text:tab/>-Und Begrifflichkeiten</text:p>
      <text:p text:style-name="P2"><text:tab/><text:tab/>-Und Perspektive</text:p>
      <text:p text:style-name="P2"><text:tab/><text:tab/>-Keine Einschränkung bei Benennung einzelner SchnittstellenTeile</text:p>
      <text:p text:style-name="P2"><text:tab/><text:tab/>-Mappings mit Metaphern auf Funktionen</text:p>
      <text:p text:style-name="P2"><text:tab/>-Minimale Mentale Belastung</text:p>
      <text:p text:style-name="P2"><text:tab/><text:tab/>-Menu-Elemente, damit man sich passiv erinnern kann und nicht den Befehl braucht</text:p>
      <text:p text:style-name="P2"><text:tab/><text:tab/>-Generische Kommandos</text:p>
      <text:p text:style-name="P2"><text:tab/>-Konsistenz</text:p>
      <text:p text:style-name="P2"><text:tab/><text:tab/>-Gleiche Strukturen , Kommandos, Information</text:p>
      <text:p text:style-name="P2"><text:tab/><text:tab/>-UI-Standards</text:p>
      <text:p text:style-name="P2"><text:tab/>-Rückmeldung</text:p>
      <text:p text:style-name="P2"><text:tab/><text:tab/>-Kontinuierlich</text:p>
      <text:p text:style-name="P2"><text:tab/><text:tab/>-Situationsangemessen</text:p>
      <text:p text:style-name="P2"><text:tab/><text:tab/>-Schnelle Antwortzeiten</text:p>
      <text:p text:style-name="P2"><text:tab/><text:tab/><text:tab/>→ auch feedback geben darauf dass etwas im hintergrund gemacht wird</text:p>
      <text:p text:style-name="P2"><text:tab/>-Klare Auswege</text:p>
      <text:p text:style-name="P2"><text:tab/><text:tab/>-Benutzer muss sich „befreien“ können</text:p>
      <text:p text:style-name="P2"><text:tab/><text:tab/>-Cancel und UNDO Buttons</text:p>
      <text:p text:style-name="P2"><text:tab/>-Abkürzungen</text:p>
      <text:p text:style-name="P2"><text:tab/><text:tab/>-Funktionstasten</text:p>
      <text:p text:style-name="P2"><text:tab/><text:tab/>-Makros, Skripte</text:p>
      <text:p text:style-name="P2"><text:tab/>-Gute Fehlermeldung</text:p>
      <text:p text:style-name="P2"><text:tab/><text:tab/>-Klare Sprache</text:p>
      <text:p text:style-name="P2"><text:tab/><text:tab/>-Präzise wie möglich</text:p>
      <text:p text:style-name="P2"><text:tab/><text:tab/>-Konstruktive Hilfe</text:p>
      <text:p text:style-name="P2"><text:tab/><text:tab/>-freundliche Sprache</text:p>
      <text:p text:style-name="P2"><text:tab/>-Fehlermeldung</text:p>
      <text:p text:style-name="P2"><text:tab/><text:tab/>-Fehleranfällige Situationen vermeiden</text:p>
      <text:p text:style-name="P2"><text:tab/><text:tab/>-Wollen Sie Wirklich, benutzen bei potenziell harten konsequenzen</text:p>
      <text:p text:style-name="P2"><text:tab/>-Hilfe und Dokumentationen</text:p>
      <text:p text:style-name="P2"><text:tab/><text:tab/>-“Benutzer lesen keine Handbücher“</text:p>
      <text:p text:style-name="P2"><text:tab/><text:tab/>-Beachtung von 3 Stufen:</text:p>
      <text:p text:style-name="P2"><text:tab/><text:tab/><text:tab/>-Suchen; Verstehen; Anwenden</text:p>
      <text:p text:style-name="P2"><text:tab/><text:tab/>-Tutori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14:15:54.31</meta:creation-date>
    <dc:date>2014-04-25T14:51:21.81</dc:date>
    <meta:editing-duration>PT35M25S</meta:editing-duration>
    <meta:editing-cycles>9</meta:editing-cycles>
    <meta:generator>OpenOffice.org/3.4.1$Win32 OpenOffice.org_project/341m1$Build-9593</meta:generator>
    <meta:document-statistic meta:table-count="0" meta:image-count="0" meta:object-count="0" meta:page-count="1" meta:paragraph-count="50" meta:word-count="174" meta:character-count="1547"/>
  </office:meta>
</office:document-meta>
</file>